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officeooo:paragraph-rsid="00296542"/>
    </style:style>
    <style:style style:name="P2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</style:style>
    <style:style style:name="P3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officeooo:paragraph-rsid="0024cb92"/>
    </style:style>
    <style:style style:name="P4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1aa718"/>
    </style:style>
    <style:style style:name="P5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290c2f"/>
    </style:style>
    <style:style style:name="P6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</style:style>
    <style:style style:name="P7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8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7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officeooo:paragraph-rsid="001e0984" style:font-name-asian="Times New Roman1" style:font-size-asian="8pt" style:language-asian="ru" style:country-asian="RU" style:font-name-complex="Times New Roman1" style:font-size-complex="12pt"/>
    </style:style>
    <style:style style:name="P23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fo:letter-spacing="-0.04mm" style:font-name-asian="Times New Roman1" style:font-size-asian="8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3pt"/>
    </style:style>
    <style:style style:name="P27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Arial1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/>
      <style:text-properties fo:text-transform="uppercase"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P2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fo:color="#ff0000"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30" style:family="paragraph" style:parent-style-name="Standard">
      <style:paragraph-properties fo:margin-top="0mm" fo:margin-bottom="0mm" loext:contextual-spacing="false" fo:line-height="100%" fo:text-align="end" style:justify-single-word="false"/>
    </style:style>
    <style:style style:name="P31" style:family="paragraph" style:parent-style-name="Standard">
      <style:paragraph-properties fo:margin-left="100.01mm" fo:margin-right="0mm" fo:margin-top="0mm" fo:margin-bottom="0mm" loext:contextual-spacing="false" fo:line-height="100%" fo:text-indent="0mm" style:auto-text-indent="false"/>
      <style:text-properties style:font-name="Times New Roman" fo:font-size="8pt" style:font-name-asian="Times New Roman1" style:font-size-asian="8pt" style:language-asian="ar" style:country-asian="SA" style:font-name-complex="Times New Roman1" style:font-size-complex="12pt"/>
    </style:style>
    <style:style style:name="P32" style:family="paragraph" style:parent-style-name="Standard">
      <style:paragraph-properties fo:margin-left="60.01mm" fo:margin-right="0mm" fo:margin-top="0mm" fo:margin-bottom="0mm" loext:contextual-spacing="false" fo:line-height="100%" fo:text-indent="0mm" style:auto-text-indent="false"/>
      <style:text-properties style:font-name="Times New Roman" fo:font-size="12pt" fo:letter-spacing="-0.04mm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3" style:family="paragraph" style:parent-style-name="Standard">
      <style:paragraph-properties fo:margin-left="75.04mm" fo:margin-right="0mm" fo:margin-top="0mm" fo:margin-bottom="0mm" loext:contextual-spacing="false" fo:line-height="100%" fo:text-indent="12.51m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34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3pt"/>
    </style:style>
    <style:style style:name="P35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fo:letter-spacing="-0.04mm" officeooo:rsid="00296542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etter-spacing="-0.04mm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officeooo:rsid="001cf505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1e0984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2b2c88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font-style="italic" style:text-underline-style="solid" style:text-underline-width="auto" style:text-underline-color="font-color" officeooo:rsid="001d471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officeooo:rsid="001cf505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1e0984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21dea7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21f0aa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officeooo:rsid="0027b8c1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officeooo:rsid="002b2c8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358049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8" style:family="text">
      <style:text-properties style:font-name="Times New Roman" fo:font-size="12pt" fo:font-style="normal" style:text-underline-style="solid" style:text-underline-width="auto" style:text-underline-color="font-color" style:font-name-asian="Times New Roman1" style:font-size-asian="12pt" style:language-asian="ru" style:country-asian="RU" style:font-style-asian="normal" style:font-name-complex="Times New Roman1" style:font-size-complex="12pt" style:font-style-complex="normal"/>
    </style:style>
    <style:style style:name="T19" style:family="text">
      <style:text-properties style:font-name="Times New Roman" fo:font-size="12pt" style:text-underline-style="none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28">федеральное государственное автономное образовательное учреждение высшего образования </text:p>
      <text:p text:style-name="P26">“САНКТ-ПЕТЕРБУРГСКИЙ НАЦИОНАЛЬНЫЙ ИССЛЕДОВАТЕЛЬСКИЙ </text:p>
      <text:p text:style-name="P26">УНИВЕРСИТЕТ ИНФОРМАЦИОННЫХ ТЕХНОЛОГИЙ, </text:p>
      <text:p text:style-name="P26">МЕХАНИКИ И ОПТИКИ”</text:p>
      <text:p text:style-name="P7"/>
      <text:p text:style-name="P14"><text:bookmark text:name="_GoBack"/></text:p>
      <text:p text:style-name="P14"/>
      <text:p text:style-name="P14">ВЫПУСКНАЯ КВАЛИФИКАЦИОННАЯ РАБОТА</text:p>
      <text:p text:style-name="P27"/>
      <text:p text:style-name="P27"/>
      <text:p text:style-name="P27"/>
      <text:p text:style-name="P8"/>
      <text:p text:style-name="P8"/>
      <text:p text:style-name="P8"/>
      <text:p text:style-name="P14">РАЗРАБОТКА АВТОМАТИЗИРОВАННОГО МЕТОДА НАСТРОЙКИ ВАРИАЦИОННЫХ АЛГОРИТМОВ ДЛЯ КВАНТОВОГО КОМПЬЮТЕРА</text:p>
      <text:p text:style-name="P16"/>
      <text:p text:style-name="P9"/>
      <text:p text:style-name="P11"/>
      <text:p text:style-name="P11"/>
      <text:p text:style-name="P11"/>
      <text:p text:style-name="P11"/>
      <text:p text:style-name="P4"><text:span text:style-name="T1">Автор</text:span><text:span text:style-name="T3"> <text:s text:c="3"/></text:span><text:span text:style-name="T6"><text:s text:c="3"/></text:span><text:span text:style-name="T10">C</text:span><text:span text:style-name="T11">амарин Артур Олегович </text:span><text:span text:style-name="T6"><text:s text:c="14"/></text:span><text:span text:style-name="T4"><text:s text:c="3"/>_______________</text:span></text:p>
      <text:p text:style-name="P22"><text:tab/>(Фамилия, Имя, Отчество)<text:tab/><text:tab/><text:tab/>(Подпись)</text:p>
      <text:p text:style-name="P17"/>
      <text:p text:style-name="P2"><text:span text:style-name="T4"><text:s text:c="6"/>Направление подготовки (специальность)</text:span><text:span text:style-name="T18"> <text:s text:c="2"/><text:tab/> </text:span><text:span text:style-name="T12">01.03.02</text:span><text:span text:style-name="T7"> <text:s text:c="4"/><text:tab/></text:span></text:p>
      <text:p text:style-name="P21"><text:tab/><text:tab/><text:tab/><text:tab/><text:tab/><text:tab/><text:tab/>(код, наименование)</text:p>
      <text:p text:style-name="P3"><text:span text:style-name="T21">_______</text:span><text:span text:style-name="T20">_________</text:span><text:span text:style-name="T13">прикладная математика и информатика</text:span><text:span text:style-name="T20">_____________</text:span></text:p>
      <text:p text:style-name="P10"/>
      <text:p text:style-name="P30"><text:span text:style-name="T4">Квалификация __________</text:span><text:span text:style-name="T14">бакалавр</text:span><text:span text:style-name="T4">________________________</text:span></text:p>
      <text:p text:style-name="P31">(бакалавр, магистр)*</text:p>
      <text:p text:style-name="P13"/>
      <text:p text:style-name="P5"><text:span text:style-name="T1">Руководитель ВКР</text:span><text:span text:style-name="T3"> </text:span><text:span text:style-name="T15">Чивилихин Д.С., н.с., к.т.н. </text:span><text:span text:style-name="T4"><text:s text:c="2"/>______________</text:span></text:p>
      <text:p text:style-name="P23"><text:tab/><text:tab/><text:tab/>(Фамилия, И., О., <text:s/>ученое звание, степень)<text:tab/>(Подпись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/>
      <text:p text:style-name="P25"/>
      <text:p text:style-name="P32">К защите допустить</text:p>
      <text:p text:style-name="P13"/>
      <text:p text:style-name="P2"><text:span text:style-name="T1">Руководитель ОП </text:span><text:span text:style-name="T4">___________________________ <text:s text:c="2"/>_____________</text:span></text:p>
      <text:p text:style-name="P33">(Фамилия, И.О., <text:s/>ученое звание, степень) <text:tab/>(Подпись)</text:p>
      <text:p text:style-name="P12"/>
      <text:p text:style-name="P13">“_____”__________________ 20 ____г.</text:p>
      <text:p text:style-name="P11"/>
      <text:p text:style-name="P11"/>
      <text:p text:style-name="P11"/>
      <text:p text:style-name="P1"><text:span text:style-name="T1">Санкт-Петербург, 20</text:span><text:span text:style-name="T2">19</text:span><text:span text:style-name="T1"> г.</text:span></text:p>
      <text:p text:style-name="P15"><text:soft-page-break/></text:p>
      <text:p text:style-name="P6"><text:span text:style-name="T5">Студент <text:s text:c="6"/></text:span><text:span text:style-name="T16">Самарин А.О <text:s text:c="6"/></text:span><text:span text:style-name="T4">Группа</text:span><text:span text:style-name="T5"> <text:s text:c="7"/></text:span><text:span text:style-name="T16">M3437</text:span><text:span text:style-name="T8"> <text:s text:c="6"/></text:span><text:span text:style-name="T4"><text:s/>Факультет</text:span><text:span text:style-name="T5"> <text:s text:c="3"/></text:span><text:span text:style-name="T16">ИТИП</text:span><text:span text:style-name="T8"> <text:s text:c="32"/></text:span></text:p>
      <text:p text:style-name="P24"><text:s text:c="30"/>(Фамилия, И. О.)</text:p>
      <text:p text:style-name="P9"/>
      <text:p text:style-name="P6"><text:span text:style-name="T4">Направленность (профиль), специализация </text:span><text:span text:style-name="T5"><text:s text:c="2"/></text:span><text:span text:style-name="T9">Математические модели и алгоритмы в разработке программного обеспечения</text:span><text:span text:style-name="T5"><text:tab/><text:tab/><text:tab/><text:tab/><text:tab/><text:tab/><text:tab/><text:tab/> <text:s text:c="6"/></text:span></text:p>
      <text:p text:style-name="P11"/>
      <text:p text:style-name="P11">Консультант (ы):</text:p>
      <text:p text:style-name="P6"><text:span text:style-name="T1">а) </text:span><text:span text:style-name="T17">Кириенко А., с.н.с, PhD <text:s text:c="57"/><text:tab/><text:tab/><text:tab/> </text:span><text:span text:style-name="T19"><text:s text:c="2"/></text:span><text:span text:style-name="T4"><text:s/>_____________</text:span></text:p>
      <text:p text:style-name="P20"><text:tab/><text:tab/><text:tab/>(Фамилия, И., О., <text:s/>ученое звание, степень)<text:tab/><text:tab/>(Подпись)</text:p>
      <text:p text:style-name="P19"/>
      <text:p text:style-name="P6"><text:span text:style-name="T1">б) </text:span><text:span text:style-name="T4">______________________________________________________________ <text:s text:c="2"/>_____________</text:span></text:p>
      <text:p text:style-name="P20"><text:tab/><text:tab/><text:tab/>(Фамилия, И., О., <text:s/>ученое звание, степень)<text:tab/><text:tab/>(Подпись)</text:p>
      <text:p text:style-name="P25"/>
      <text:p text:style-name="P9"/>
      <text:p text:style-name="P11"/>
      <text:p text:style-name="P11">ВКР принята <text:s/>“____”________________________20 ____г.</text:p>
      <text:p text:style-name="P9"/>
      <text:p text:style-name="P11">Оригинальность ВКР ______________%</text:p>
      <text:p text:style-name="P11"/>
      <text:p text:style-name="P11">ВКР выполнена с оценкой _______________________________</text:p>
      <text:p text:style-name="P11"/>
      <text:p text:style-name="P11">Дата защиты “____”________________________20 ____г.</text:p>
      <text:p text:style-name="P11"/>
      <text:p text:style-name="P11">Секретарь ГЭК ______________________________________________ <text:s text:c="3"/>__________________</text:p>
      <text:p text:style-name="P20"><text:tab/>(ФИО) <text:tab/><text:tab/><text:tab/><text:tab/><text:tab/><text:tab/><text:tab/><text:tab/>(подпись)</text:p>
      <text:p text:style-name="P11"/>
      <text:p text:style-name="P11">Листов хранения ___________________________________</text:p>
      <text:p text:style-name="P11"/>
      <text:p text:style-name="P11">Демонстрационных материалов/Чертежей хранения _________________________________</text:p>
      <text:p text:style-name="P11"/>
      <text:p text:style-name="P1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mm" fo:margin-bottom="0m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2</meta:initial-creator>
    <meta:editing-cycles>33</meta:editing-cycles>
    <meta:creation-date>2018-07-16T14:17:00</meta:creation-date>
    <dc:date>2019-04-24T19:19:09.387137335</dc:date>
    <meta:editing-duration>PT1H37S</meta:editing-duration>
    <meta:generator>LibreOffice/6.2.2.2$Linux_X86_64 LibreOffice_project/20$Build-2</meta:generator>
    <meta:document-statistic meta:table-count="0" meta:image-count="0" meta:object-count="0" meta:page-count="2" meta:paragraph-count="37" meta:word-count="166" meta:character-count="2046" meta:non-whitespace-character-count="16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